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4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FH</text:p>
          </table:table-cell>
          <table:table-cell table:style-name="ce1" office:value-type="string" calcext:value-type="string" table:number-columns-spanned="1" table:number-rows-spanned="2">
            <text:p>TOT</text:p>
          </table:table-cell>
          <table:table-cell table:style-name="ce1" office:value-type="string" calcext:value-type="string" table:number-columns-spanned="2" table:number-rows-spanned="1">
            <text:p>RECORD</text:p>
          </table:table-cell>
          <table:covered-table-cell/>
          <table:table-cell office:value-type="string" calcext:value-type="string" table:number-columns-spanned="2" table:number-rows-spanned="1">
            <text:p>PAMPA</text:p>
          </table:table-cell>
          <table:covered-table-cell/>
          <table:table-cell table:style-name="ce1" office:value-type="string" calcext:value-type="string" table:number-columns-spanned="2" table:number-rows-spanned="1">
            <text:p>SBT</text:p>
          </table:table-cell>
          <table:covered-table-cell/>
          <table:table-cell table:style-name="ce1" office:value-type="string" calcext:value-type="string" table:number-columns-spanned="2" table:number-rows-spanned="1">
            <text:p>TVE</text:p>
          </table:table-cell>
          <table:covered-table-cell/>
          <table:table-cell table:style-name="ce1" office:value-type="string" calcext:value-type="string" table:number-columns-spanned="2" table:number-rows-spanned="1">
            <text:p>BAND</text:p>
          </table:table-cell>
          <table:covered-table-cell/>
          <table:table-cell office:value-type="string" calcext:value-type="string" table:number-columns-spanned="2" table:number-rows-spanned="1">
            <text:p>RBS</text:p>
          </table:table-cell>
          <table:covered-table-cell/>
          <table:table-cell table:number-columns-repeated="16370"/>
        </table:table-row>
        <table:table-row table:style-name="ro1">
          <table:covered-table-cell table:number-columns-repeated="2"/>
          <table:table-cell office:value-type="string" calcext:value-type="string">
            <text:p>PTS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SHR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06H00M00S" calcext:value-type="time">
            <text:p>06:00</text:p>
          </table:table-cell>
          <table:table-cell table:style-name="ce4" table:formula="of:=SUM([.C3];[.E3];[.G3];[.I3];[.K3];[.M3])" office:value-type="float" office:value="5.8" calcext:value-type="float">
            <text:p>5.8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formula="of:=([.C3]/[.B3])*100" office:value-type="float" office:value="3.44827586206897" calcext:value-type="float">
            <text:p>3.4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3]/[.B3])*100" office:value-type="float" office:value="0" calcext:value-type="float">
            <text:p>0.0</text:p>
          </table:table-cell>
          <table:table-cell table:style-name="ce4" office:value-type="float" office:value="0.9" calcext:value-type="float">
            <text:p>0.9</text:p>
          </table:table-cell>
          <table:table-cell table:style-name="ce4" table:formula="of:=([.G3]/[.B3])*100" office:value-type="float" office:value="15.5172413793103" calcext:value-type="float">
            <text:p>15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([.I3]/[.B3])*100" office:value-type="float" office:value="1.72413793103448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formula="of:=([.K3]/[.B3])*100" office:value-type="float" office:value="3.44827586206897" calcext:value-type="float">
            <text:p>3.4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formula="of:=([.M3]/[.B3])*100" office:value-type="float" office:value="75.8620689655172" calcext:value-type="float">
            <text:p>75.9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06H15M00S" calcext:value-type="time">
            <text:p>06:15</text:p>
          </table:table-cell>
          <table:table-cell table:style-name="ce4" table:formula="of:=SUM([.C4];[.E4];[.G4];[.I4];[.K4];[.M4])" office:value-type="float" office:value="6.5" calcext:value-type="float">
            <text:p>6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formula="of:=([.C4]/[.B4])*100" office:value-type="float" office:value="3.07692307692308" calcext:value-type="float">
            <text:p>3.1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4]/[.B4])*100" office:value-type="float" office:value="0" calcext:value-type="float">
            <text:p>0.0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formula="of:=([.G4]/[.B4])*100" office:value-type="float" office:value="10.7692307692308" calcext:value-type="float">
            <text:p>10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([.I4]/[.B4])*100" office:value-type="float" office:value="1.53846153846154" calcext:value-type="float">
            <text:p>1.5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formula="of:=([.K4]/[.B4])*100" office:value-type="float" office:value="6.15384615384615" calcext:value-type="float">
            <text:p>6.2</text:p>
          </table:table-cell>
          <table:table-cell table:style-name="ce4" office:value-type="float" office:value="5.1" calcext:value-type="float">
            <text:p>5.1</text:p>
          </table:table-cell>
          <table:table-cell table:style-name="ce4" table:formula="of:=([.M4]/[.B4])*100" office:value-type="float" office:value="78.4615384615385" calcext:value-type="float">
            <text:p>78.5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06H30M00S" calcext:value-type="time">
            <text:p>06:30</text:p>
          </table:table-cell>
          <table:table-cell table:style-name="ce4" table:formula="of:=SUM([.C5];[.E5];[.G5];[.I5];[.K5];[.M5])" office:value-type="float" office:value="6.8" calcext:value-type="float">
            <text:p>6.8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formula="of:=([.C5]/[.B5])*100" office:value-type="float" office:value="4.41176470588235" calcext:value-type="float">
            <text:p>4.4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5]/[.B5])*100" office:value-type="float" office:value="0" calcext:value-type="float">
            <text:p>0.0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formula="of:=([.G5]/[.B5])*100" office:value-type="float" office:value="8.82352941176471" calcext:value-type="float">
            <text:p>8.8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I5]/[.B5])*100" office:value-type="float" office:value="0" calcext:value-type="float">
            <text:p>0.0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formula="of:=([.K5]/[.B5])*100" office:value-type="float" office:value="7.35294117647059" calcext:value-type="float">
            <text:p>7.4</text:p>
          </table:table-cell>
          <table:table-cell table:style-name="ce4" office:value-type="float" office:value="5.4" calcext:value-type="float">
            <text:p>5.4</text:p>
          </table:table-cell>
          <table:table-cell table:style-name="ce4" table:formula="of:=([.M5]/[.B5])*100" office:value-type="float" office:value="79.4117647058824" calcext:value-type="float">
            <text:p>79.4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06H45M00S" calcext:value-type="time">
            <text:p>06:45</text:p>
          </table:table-cell>
          <table:table-cell table:style-name="ce4" table:formula="of:=SUM([.C6];[.E6];[.G6];[.I6];[.K6];[.M6])" office:value-type="float" office:value="6.5" calcext:value-type="float">
            <text:p>6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formula="of:=([.C6]/[.B6])*100" office:value-type="float" office:value="4.61538461538462" calcext:value-type="float">
            <text:p>4.6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6]/[.B6])*100" office:value-type="float" office:value="0" calcext:value-type="float">
            <text:p>0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formula="of:=([.G6]/[.B6])*100" office:value-type="float" office:value="6.15384615384615" calcext:value-type="float">
            <text:p>6.2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I6]/[.B6])*100" office:value-type="float" office:value="0" calcext:value-type="float">
            <text:p>0.0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formula="of:=([.K6]/[.B6])*100" office:value-type="float" office:value="7.69230769230769" calcext:value-type="float">
            <text:p>7.7</text:p>
          </table:table-cell>
          <table:table-cell table:style-name="ce4" office:value-type="float" office:value="5.3" calcext:value-type="float">
            <text:p>5.3</text:p>
          </table:table-cell>
          <table:table-cell table:style-name="ce4" table:formula="of:=([.M6]/[.B6])*100" office:value-type="float" office:value="81.5384615384615" calcext:value-type="float">
            <text:p>81.5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07H00M00S" calcext:value-type="time">
            <text:p>07:00</text:p>
          </table:table-cell>
          <table:table-cell table:style-name="ce4" table:formula="of:=SUM([.C7];[.E7];[.G7];[.I7];[.K7];[.M7])" office:value-type="float" office:value="7.3" calcext:value-type="float">
            <text:p>7.3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formula="of:=([.C7]/[.B7])*100" office:value-type="float" office:value="10.958904109589" calcext:value-type="float">
            <text:p>11.0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7]/[.B7])*100" office:value-type="float" office:value="0" calcext:value-type="float">
            <text:p>0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formula="of:=([.G7]/[.B7])*100" office:value-type="float" office:value="4.10958904109589" calcext:value-type="float">
            <text:p>4.1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I7]/[.B7])*100" office:value-type="float" office:value="0" calcext:value-type="float">
            <text:p>0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formula="of:=([.K7]/[.B7])*100" office:value-type="float" office:value="5.47945205479452" calcext:value-type="float">
            <text:p>5.5</text:p>
          </table:table-cell>
          <table:table-cell table:style-name="ce4" office:value-type="float" office:value="5.8" calcext:value-type="float">
            <text:p>5.8</text:p>
          </table:table-cell>
          <table:table-cell table:style-name="ce4" table:formula="of:=([.M7]/[.B7])*100" office:value-type="float" office:value="79.4520547945206" calcext:value-type="float">
            <text:p>79.5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07H15M00S" calcext:value-type="time">
            <text:p>07:15</text:p>
          </table:table-cell>
          <table:table-cell table:style-name="ce4" table:formula="of:=SUM([.C8];[.E8];[.G8];[.I8];[.K8];[.M8])" office:value-type="float" office:value="7.4" calcext:value-type="float">
            <text:p>7.4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formula="of:=([.C8]/[.B8])*100" office:value-type="float" office:value="14.8648648648649" calcext:value-type="float">
            <text:p>14.9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8]/[.B8])*100" office:value-type="float" office:value="0" calcext:value-type="float">
            <text:p>0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formula="of:=([.G8]/[.B8])*100" office:value-type="float" office:value="4.05405405405405" calcext:value-type="float">
            <text:p>4.1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I8]/[.B8])*100" office:value-type="float" office:value="0" calcext:value-type="float">
            <text:p>0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formula="of:=([.K8]/[.B8])*100" office:value-type="float" office:value="5.40540540540541" calcext:value-type="float">
            <text:p>5.4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formula="of:=([.M8]/[.B8])*100" office:value-type="float" office:value="75.6756756756757" calcext:value-type="float">
            <text:p>75.7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07H30M00S" calcext:value-type="time">
            <text:p>07:30</text:p>
          </table:table-cell>
          <table:table-cell table:style-name="ce4" table:formula="of:=SUM([.C9];[.E9];[.G9];[.I9];[.K9];[.M9])" office:value-type="float" office:value="8.1" calcext:value-type="float">
            <text:p>8.1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formula="of:=([.C9]/[.B9])*100" office:value-type="float" office:value="16.0493827160494" calcext:value-type="float">
            <text:p>16.0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9]/[.B9])*100" office:value-type="float" office:value="0" calcext:value-type="float">
            <text:p>0.0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formula="of:=([.G9]/[.B9])*100" office:value-type="float" office:value="6.17283950617284" calcext:value-type="float">
            <text:p>6.2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I9]/[.B9])*100" office:value-type="float" office:value="0" calcext:value-type="float">
            <text:p>0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formula="of:=([.K9]/[.B9])*100" office:value-type="float" office:value="4.93827160493827" calcext:value-type="float">
            <text:p>4.9</text:p>
          </table:table-cell>
          <table:table-cell table:style-name="ce4" office:value-type="float" office:value="5.9" calcext:value-type="float">
            <text:p>5.9</text:p>
          </table:table-cell>
          <table:table-cell table:style-name="ce4" table:formula="of:=([.M9]/[.B9])*100" office:value-type="float" office:value="72.8395061728395" calcext:value-type="float">
            <text:p>72.8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07H45M00S" calcext:value-type="time">
            <text:p>07:45</text:p>
          </table:table-cell>
          <table:table-cell table:style-name="ce4" table:formula="of:=SUM([.C10];[.E10];[.G10];[.I10];[.K10];[.M10])" office:value-type="float" office:value="8.2" calcext:value-type="float">
            <text:p>8.2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formula="of:=([.C10]/[.B10])*100" office:value-type="float" office:value="14.6341463414634" calcext:value-type="float">
            <text:p>14.6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10]/[.B10])*100" office:value-type="float" office:value="0" calcext:value-type="float">
            <text:p>0.0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formula="of:=([.G10]/[.B10])*100" office:value-type="float" office:value="9.75609756097561" calcext:value-type="float">
            <text:p>9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([.I10]/[.B10])*100" office:value-type="float" office:value="1.21951219512195" calcext:value-type="float">
            <text:p>1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formula="of:=([.K10]/[.B10])*100" office:value-type="float" office:value="6.09756097560976" calcext:value-type="float">
            <text:p>6.1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formula="of:=([.M10]/[.B10])*100" office:value-type="float" office:value="68.2926829268293" calcext:value-type="float">
            <text:p>68.3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08H00M00S" calcext:value-type="time">
            <text:p>08:00</text:p>
          </table:table-cell>
          <table:table-cell table:style-name="ce4" table:formula="of:=SUM([.C11];[.E11];[.G11];[.I11];[.K11];[.M11])" office:value-type="float" office:value="8.1" calcext:value-type="float">
            <text:p>8.1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formula="of:=([.C11]/[.B11])*100" office:value-type="float" office:value="16.0493827160494" calcext:value-type="float">
            <text:p>16.0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11]/[.B11])*100" office:value-type="float" office:value="0" calcext:value-type="float">
            <text:p>0.0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formula="of:=([.G11]/[.B11])*100" office:value-type="float" office:value="8.64197530864198" calcext:value-type="float">
            <text:p>8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([.I11]/[.B11])*100" office:value-type="float" office:value="1.23456790123457" calcext:value-type="float">
            <text:p>1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formula="of:=([.K11]/[.B11])*100" office:value-type="float" office:value="6.17283950617284" calcext:value-type="float">
            <text:p>6.2</text:p>
          </table:table-cell>
          <table:table-cell table:style-name="ce4" office:value-type="float" office:value="5.5" calcext:value-type="float">
            <text:p>5.5</text:p>
          </table:table-cell>
          <table:table-cell table:style-name="ce4" table:formula="of:=([.M11]/[.B11])*100" office:value-type="float" office:value="67.9012345679012" calcext:value-type="float">
            <text:p>67.9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08H15M00S" calcext:value-type="time">
            <text:p>08:15</text:p>
          </table:table-cell>
          <table:table-cell table:style-name="ce4" table:formula="of:=SUM([.C12];[.E12];[.G12];[.I12];[.K12];[.M12])" office:value-type="float" office:value="8.5" calcext:value-type="float">
            <text:p>8.5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formula="of:=([.C12]/[.B12])*100" office:value-type="float" office:value="15.2941176470588" calcext:value-type="float">
            <text:p>15.3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12]/[.B12])*100" office:value-type="float" office:value="0" calcext:value-type="float">
            <text:p>0.0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formula="of:=([.G12]/[.B12])*100" office:value-type="float" office:value="8.23529411764706" calcext:value-type="float">
            <text:p>8.2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I12]/[.B12])*100" office:value-type="float" office:value="0" calcext:value-type="float">
            <text:p>0.0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formula="of:=([.K12]/[.B12])*100" office:value-type="float" office:value="5.88235294117647" calcext:value-type="float">
            <text:p>5.9</text:p>
          </table:table-cell>
          <table:table-cell table:style-name="ce4" office:value-type="float" office:value="6" calcext:value-type="float">
            <text:p>6.0</text:p>
          </table:table-cell>
          <table:table-cell table:style-name="ce4" table:formula="of:=([.M12]/[.B12])*100" office:value-type="float" office:value="70.5882352941177" calcext:value-type="float">
            <text:p>70.6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08H30M00S" calcext:value-type="time">
            <text:p>08:30</text:p>
          </table:table-cell>
          <table:table-cell table:style-name="ce4" table:formula="of:=SUM([.C13];[.E13];[.G13];[.I13];[.K13];[.M13])" office:value-type="float" office:value="8.7" calcext:value-type="float">
            <text:p>8.7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formula="of:=([.C13]/[.B13])*100" office:value-type="float" office:value="16.0919540229885" calcext:value-type="float">
            <text:p>16.1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13]/[.B13])*100" office:value-type="float" office:value="0" calcext:value-type="float">
            <text:p>0.0</text:p>
          </table:table-cell>
          <table:table-cell table:style-name="ce4" office:value-type="float" office:value="0.9" calcext:value-type="float">
            <text:p>0.9</text:p>
          </table:table-cell>
          <table:table-cell table:style-name="ce4" table:formula="of:=([.G13]/[.B13])*100" office:value-type="float" office:value="10.3448275862069" calcext:value-type="float">
            <text:p>10.3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I13]/[.B13])*100" office:value-type="float" office:value="0" calcext:value-type="float">
            <text:p>0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formula="of:=([.K13]/[.B13])*100" office:value-type="float" office:value="4.59770114942529" calcext:value-type="float">
            <text:p>4.6</text:p>
          </table:table-cell>
          <table:table-cell table:style-name="ce4" office:value-type="float" office:value="6" calcext:value-type="float">
            <text:p>6.0</text:p>
          </table:table-cell>
          <table:table-cell table:style-name="ce4" table:formula="of:=([.M13]/[.B13])*100" office:value-type="float" office:value="68.9655172413793" calcext:value-type="float">
            <text:p>69.0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08H45M00S" calcext:value-type="time">
            <text:p>08:45</text:p>
          </table:table-cell>
          <table:table-cell table:style-name="ce4" table:formula="of:=SUM([.C14];[.E14];[.G14];[.I14];[.K14];[.M14])" office:value-type="float" office:value="9" calcext:value-type="float">
            <text:p>9.0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formula="of:=([.C14]/[.B14])*100" office:value-type="float" office:value="14.4444444444444" calcext:value-type="float">
            <text:p>14.4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14]/[.B14])*100" office:value-type="float" office:value="0" calcext:value-type="float">
            <text:p>0.0</text:p>
          </table:table-cell>
          <table:table-cell table:style-name="ce4" office:value-type="float" office:value="0.9" calcext:value-type="float">
            <text:p>0.9</text:p>
          </table:table-cell>
          <table:table-cell table:style-name="ce4" table:formula="of:=([.G14]/[.B14])*100" office:value-type="float" office:value="10" calcext:value-type="float">
            <text:p>10.0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I14]/[.B14])*100" office:value-type="float" office:value="0" calcext:value-type="float">
            <text:p>0.0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formula="of:=([.K14]/[.B14])*100" office:value-type="float" office:value="5.55555555555556" calcext:value-type="float">
            <text:p>5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formula="of:=([.M14]/[.B14])*100" office:value-type="float" office:value="70" calcext:value-type="float">
            <text:p>70.0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09H00M00S" calcext:value-type="time">
            <text:p>09:00</text:p>
          </table:table-cell>
          <table:table-cell table:style-name="ce4" table:formula="of:=SUM([.C15];[.E15];[.G15];[.I15];[.K15];[.M15])" office:value-type="float" office:value="9.2" calcext:value-type="float">
            <text:p>9.2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formula="of:=([.C15]/[.B15])*100" office:value-type="float" office:value="16.304347826087" calcext:value-type="float">
            <text:p>16.3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15]/[.B15])*100" office:value-type="float" office:value="0" calcext:value-type="float">
            <text:p>0.0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formula="of:=([.G15]/[.B15])*100" office:value-type="float" office:value="8.69565217391304" calcext:value-type="float">
            <text:p>8.7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I15]/[.B15])*100" office:value-type="float" office:value="0" calcext:value-type="float">
            <text:p>0.0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formula="of:=([.K15]/[.B15])*100" office:value-type="float" office:value="5.43478260869565" calcext:value-type="float">
            <text:p>5.4</text:p>
          </table:table-cell>
          <table:table-cell table:style-name="ce4" office:value-type="float" office:value="6.4" calcext:value-type="float">
            <text:p>6.4</text:p>
          </table:table-cell>
          <table:table-cell table:style-name="ce4" table:formula="of:=([.M15]/[.B15])*100" office:value-type="float" office:value="69.5652173913043" calcext:value-type="float">
            <text:p>69.6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09H15M00S" calcext:value-type="time">
            <text:p>09:15</text:p>
          </table:table-cell>
          <table:table-cell table:style-name="ce4" table:formula="of:=SUM([.C16];[.E16];[.G16];[.I16];[.K16];[.M16])" office:value-type="float" office:value="8.6" calcext:value-type="float">
            <text:p>8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formula="of:=([.C16]/[.B16])*100" office:value-type="float" office:value="16.2790697674419" calcext:value-type="float">
            <text:p>16.3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16]/[.B16])*100" office:value-type="float" office:value="0" calcext:value-type="float">
            <text:p>0.0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formula="of:=([.G16]/[.B16])*100" office:value-type="float" office:value="6.97674418604651" calcext:value-type="float">
            <text:p>7.0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I16]/[.B16])*100" office:value-type="float" office:value="0" calcext:value-type="float">
            <text:p>0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formula="of:=([.K16]/[.B16])*100" office:value-type="float" office:value="4.65116279069768" calcext:value-type="float">
            <text:p>4.7</text:p>
          </table:table-cell>
          <table:table-cell table:style-name="ce4" office:value-type="float" office:value="6.2" calcext:value-type="float">
            <text:p>6.2</text:p>
          </table:table-cell>
          <table:table-cell table:style-name="ce4" table:formula="of:=([.M16]/[.B16])*100" office:value-type="float" office:value="72.093023255814" calcext:value-type="float">
            <text:p>72.1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09H30M00S" calcext:value-type="time">
            <text:p>09:30</text:p>
          </table:table-cell>
          <table:table-cell table:style-name="ce4" table:formula="of:=SUM([.C17];[.E17];[.G17];[.I17];[.K17];[.M17])" office:value-type="float" office:value="8.6" calcext:value-type="float">
            <text:p>8.6</text:p>
          </table:table-cell>
          <table:table-cell table:style-name="ce4" office:value-type="float" office:value="1.7" calcext:value-type="float">
            <text:p>1.7</text:p>
          </table:table-cell>
          <table:table-cell table:style-name="ce4" table:formula="of:=([.C17]/[.B17])*100" office:value-type="float" office:value="19.7674418604651" calcext:value-type="float">
            <text:p>19.8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17]/[.B17])*100" office:value-type="float" office:value="0" calcext:value-type="float">
            <text:p>0.0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formula="of:=([.G17]/[.B17])*100" office:value-type="float" office:value="6.97674418604651" calcext:value-type="float">
            <text:p>7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([.I17]/[.B17])*100" office:value-type="float" office:value="1.16279069767442" calcext:value-type="float">
            <text:p>1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formula="of:=([.K17]/[.B17])*100" office:value-type="float" office:value="4.65116279069768" calcext:value-type="float">
            <text:p>4.7</text:p>
          </table:table-cell>
          <table:table-cell table:style-name="ce4" office:value-type="float" office:value="5.8" calcext:value-type="float">
            <text:p>5.8</text:p>
          </table:table-cell>
          <table:table-cell table:style-name="ce4" table:formula="of:=([.M17]/[.B17])*100" office:value-type="float" office:value="67.4418604651163" calcext:value-type="float">
            <text:p>67.4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09H45M00S" calcext:value-type="time">
            <text:p>09:45</text:p>
          </table:table-cell>
          <table:table-cell table:style-name="ce4" table:formula="of:=SUM([.C18];[.E18];[.G18];[.I18];[.K18];[.M18])" office:value-type="float" office:value="8.5" calcext:value-type="float">
            <text:p>8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table:formula="of:=([.C18]/[.B18])*100" office:value-type="float" office:value="22.3529411764706" calcext:value-type="float">
            <text:p>22.4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18]/[.B18])*100" office:value-type="float" office:value="0" calcext:value-type="float">
            <text:p>0.0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formula="of:=([.G18]/[.B18])*100" office:value-type="float" office:value="8.23529411764706" calcext:value-type="float">
            <text:p>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formula="of:=([.I18]/[.B18])*100" office:value-type="float" office:value="2.35294117647059" calcext:value-type="float">
            <text:p>2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formula="of:=([.K18]/[.B18])*100" office:value-type="float" office:value="5.88235294117647" calcext:value-type="float">
            <text:p>5.9</text:p>
          </table:table-cell>
          <table:table-cell table:style-name="ce4" office:value-type="float" office:value="5.2" calcext:value-type="float">
            <text:p>5.2</text:p>
          </table:table-cell>
          <table:table-cell table:style-name="ce4" table:formula="of:=([.M18]/[.B18])*100" office:value-type="float" office:value="61.1764705882353" calcext:value-type="float">
            <text:p>61.2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0H00M00S" calcext:value-type="time">
            <text:p>10:00</text:p>
          </table:table-cell>
          <table:table-cell table:style-name="ce4" table:formula="of:=SUM([.C19];[.E19];[.G19];[.I19];[.K19];[.M19])" office:value-type="float" office:value="8.6" calcext:value-type="float">
            <text:p>8.6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formula="of:=([.C19]/[.B19])*100" office:value-type="float" office:value="23.2558139534884" calcext:value-type="float">
            <text:p>23.3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19]/[.B19])*100" office:value-type="float" office:value="0" calcext:value-type="float">
            <text:p>0.0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formula="of:=([.G19]/[.B19])*100" office:value-type="float" office:value="8.13953488372093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formula="of:=([.I19]/[.B19])*100" office:value-type="float" office:value="2.32558139534884" calcext:value-type="float">
            <text:p>2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formula="of:=([.K19]/[.B19])*100" office:value-type="float" office:value="5.81395348837209" calcext:value-type="float">
            <text:p>5.8</text:p>
          </table:table-cell>
          <table:table-cell table:style-name="ce4" office:value-type="float" office:value="5.2" calcext:value-type="float">
            <text:p>5.2</text:p>
          </table:table-cell>
          <table:table-cell table:style-name="ce4" table:formula="of:=([.M19]/[.B19])*100" office:value-type="float" office:value="60.4651162790698" calcext:value-type="float">
            <text:p>60.5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0H15M00S" calcext:value-type="time">
            <text:p>10:15</text:p>
          </table:table-cell>
          <table:table-cell table:style-name="ce4" table:formula="of:=SUM([.C20];[.E20];[.G20];[.I20];[.K20];[.M20])" office:value-type="float" office:value="8.6" calcext:value-type="float">
            <text:p>8.6</text:p>
          </table:table-cell>
          <table:table-cell table:style-name="ce4" office:value-type="float" office:value="1.9" calcext:value-type="float">
            <text:p>1.9</text:p>
          </table:table-cell>
          <table:table-cell table:style-name="ce4" table:formula="of:=([.C20]/[.B20])*100" office:value-type="float" office:value="22.093023255814" calcext:value-type="float">
            <text:p>22.1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20]/[.B20])*100" office:value-type="float" office:value="0" calcext:value-type="float">
            <text:p>0.0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formula="of:=([.G20]/[.B20])*100" office:value-type="float" office:value="8.13953488372093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formula="of:=([.I20]/[.B20])*100" office:value-type="float" office:value="2.32558139534884" calcext:value-type="float">
            <text:p>2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formula="of:=([.K20]/[.B20])*100" office:value-type="float" office:value="5.81395348837209" calcext:value-type="float">
            <text:p>5.8</text:p>
          </table:table-cell>
          <table:table-cell table:style-name="ce4" office:value-type="float" office:value="5.3" calcext:value-type="float">
            <text:p>5.3</text:p>
          </table:table-cell>
          <table:table-cell table:style-name="ce4" table:formula="of:=([.M20]/[.B20])*100" office:value-type="float" office:value="61.6279069767442" calcext:value-type="float">
            <text:p>61.6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0H30M00S" calcext:value-type="time">
            <text:p>10:30</text:p>
          </table:table-cell>
          <table:table-cell table:style-name="ce4" table:formula="of:=SUM([.C21];[.E21];[.G21];[.I21];[.K21];[.M21])" office:value-type="float" office:value="8.5" calcext:value-type="float">
            <text:p>8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table:formula="of:=([.C21]/[.B21])*100" office:value-type="float" office:value="22.3529411764706" calcext:value-type="float">
            <text:p>22.4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21]/[.B21])*100" office:value-type="float" office:value="0" calcext:value-type="float">
            <text:p>0.0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formula="of:=([.G21]/[.B21])*100" office:value-type="float" office:value="9.41176470588235" calcext:value-type="float">
            <text:p>9.4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([.I21]/[.B21])*100" office:value-type="float" office:value="1.17647058823529" calcext:value-type="float">
            <text:p>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formula="of:=([.K21]/[.B21])*100" office:value-type="float" office:value="7.05882352941176" calcext:value-type="float">
            <text:p>7.1</text:p>
          </table:table-cell>
          <table:table-cell table:style-name="ce4" office:value-type="float" office:value="5.1" calcext:value-type="float">
            <text:p>5.1</text:p>
          </table:table-cell>
          <table:table-cell table:style-name="ce4" table:formula="of:=([.M21]/[.B21])*100" office:value-type="float" office:value="60" calcext:value-type="float">
            <text:p>60.0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0H45M00S" calcext:value-type="time">
            <text:p>10:45</text:p>
          </table:table-cell>
          <table:table-cell table:style-name="ce4" table:formula="of:=SUM([.C22];[.E22];[.G22];[.I22];[.K22];[.M22])" office:value-type="float" office:value="8.3" calcext:value-type="float">
            <text:p>8.3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formula="of:=([.C22]/[.B22])*100" office:value-type="float" office:value="19.2771084337349" calcext:value-type="float">
            <text:p>19.3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22]/[.B22])*100" office:value-type="float" office:value="0" calcext:value-type="float">
            <text:p>0.0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formula="of:=([.G22]/[.B22])*100" office:value-type="float" office:value="9.63855421686747" calcext:value-type="float">
            <text:p>9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([.I22]/[.B22])*100" office:value-type="float" office:value="1.20481927710843" calcext:value-type="float">
            <text:p>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formula="of:=([.K22]/[.B22])*100" office:value-type="float" office:value="7.2289156626506" calcext:value-type="float">
            <text:p>7.2</text:p>
          </table:table-cell>
          <table:table-cell table:style-name="ce4" office:value-type="float" office:value="5.2" calcext:value-type="float">
            <text:p>5.2</text:p>
          </table:table-cell>
          <table:table-cell table:style-name="ce4" table:formula="of:=([.M22]/[.B22])*100" office:value-type="float" office:value="62.6506024096386" calcext:value-type="float">
            <text:p>62.7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1H00M00S" calcext:value-type="time">
            <text:p>11:00</text:p>
          </table:table-cell>
          <table:table-cell table:style-name="ce4" table:formula="of:=SUM([.C23];[.E23];[.G23];[.I23];[.K23];[.M23])" office:value-type="float" office:value="8.6" calcext:value-type="float">
            <text:p>8.6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formula="of:=([.C23]/[.B23])*100" office:value-type="float" office:value="15.1162790697674" calcext:value-type="float">
            <text:p>15.1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23]/[.B23])*100" office:value-type="float" office:value="0" calcext:value-type="float">
            <text:p>0.0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formula="of:=([.G23]/[.B23])*100" office:value-type="float" office:value="11.6279069767442" calcext:value-type="float">
            <text:p>11.6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I23]/[.B23])*100" office:value-type="float" office:value="0" calcext:value-type="float">
            <text:p>0.0</text:p>
          </table:table-cell>
          <table:table-cell table:style-name="ce4" office:value-type="float" office:value="0.9" calcext:value-type="float">
            <text:p>0.9</text:p>
          </table:table-cell>
          <table:table-cell table:style-name="ce4" table:formula="of:=([.K23]/[.B23])*100" office:value-type="float" office:value="10.4651162790698" calcext:value-type="float">
            <text:p>10.5</text:p>
          </table:table-cell>
          <table:table-cell table:style-name="ce4" office:value-type="float" office:value="5.4" calcext:value-type="float">
            <text:p>5.4</text:p>
          </table:table-cell>
          <table:table-cell table:style-name="ce4" table:formula="of:=([.M23]/[.B23])*100" office:value-type="float" office:value="62.7906976744186" calcext:value-type="float">
            <text:p>62.8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1H15M00S" calcext:value-type="time">
            <text:p>11:15</text:p>
          </table:table-cell>
          <table:table-cell table:style-name="ce4" table:formula="of:=SUM([.C24];[.E24];[.G24];[.I24];[.K24];[.M24])" office:value-type="float" office:value="9.4" calcext:value-type="float">
            <text:p>9.4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formula="of:=([.C24]/[.B24])*100" office:value-type="float" office:value="11.7021276595745" calcext:value-type="float">
            <text:p>11.7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24]/[.B24])*100" office:value-type="float" office:value="0" calcext:value-type="float">
            <text:p>0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formula="of:=([.G24]/[.B24])*100" office:value-type="float" office:value="12.7659574468085" calcext:value-type="float">
            <text:p>12.8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I24]/[.B24])*100" office:value-type="float" office:value="0" calcext:value-type="float">
            <text:p>0.0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formula="of:=([.K24]/[.B24])*100" office:value-type="float" office:value="14.8936170212766" calcext:value-type="float">
            <text:p>14.9</text:p>
          </table:table-cell>
          <table:table-cell table:style-name="ce4" office:value-type="float" office:value="5.7" calcext:value-type="float">
            <text:p>5.7</text:p>
          </table:table-cell>
          <table:table-cell table:style-name="ce4" table:formula="of:=([.M24]/[.B24])*100" office:value-type="float" office:value="60.6382978723404" calcext:value-type="float">
            <text:p>60.6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1H30M00S" calcext:value-type="time">
            <text:p>11:30</text:p>
          </table:table-cell>
          <table:table-cell table:style-name="ce4" table:formula="of:=SUM([.C25];[.E25];[.G25];[.I25];[.K25];[.M25])" office:value-type="float" office:value="10.4" calcext:value-type="float">
            <text:p>10.4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formula="of:=([.C25]/[.B25])*100" office:value-type="float" office:value="9.61538461538462" calcext:value-type="float">
            <text:p>9.6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25]/[.B25])*100" office:value-type="float" office:value="0" calcext:value-type="float">
            <text:p>0.0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formula="of:=([.G25]/[.B25])*100" office:value-type="float" office:value="10.5769230769231" calcext:value-type="float">
            <text:p>10.6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I25]/[.B25])*100" office:value-type="float" office:value="0" calcext:value-type="float">
            <text:p>0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formula="of:=([.K25]/[.B25])*100" office:value-type="float" office:value="17.3076923076923" calcext:value-type="float">
            <text:p>17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formula="of:=([.M25]/[.B25])*100" office:value-type="float" office:value="62.5" calcext:value-type="float">
            <text:p>62.5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1H45M00S" calcext:value-type="time">
            <text:p>11:45</text:p>
          </table:table-cell>
          <table:table-cell table:style-name="ce4" table:formula="of:=SUM([.C26];[.E26];[.G26];[.I26];[.K26];[.M26])" office:value-type="float" office:value="12.7" calcext:value-type="float">
            <text:p>12.7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formula="of:=([.C26]/[.B26])*100" office:value-type="float" office:value="12.5984251968504" calcext:value-type="float">
            <text:p>12.6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26]/[.B26])*100" office:value-type="float" office:value="0" calcext:value-type="float">
            <text:p>0.0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formula="of:=([.G26]/[.B26])*100" office:value-type="float" office:value="11.0236220472441" calcext:value-type="float">
            <text:p>11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([.I26]/[.B26])*100" office:value-type="float" office:value="0.78740157480315" calcext:value-type="float">
            <text:p>0.8</text:p>
          </table:table-cell>
          <table:table-cell table:style-name="ce4" office:value-type="float" office:value="2.1" calcext:value-type="float">
            <text:p>2.1</text:p>
          </table:table-cell>
          <table:table-cell table:style-name="ce4" table:formula="of:=([.K26]/[.B26])*100" office:value-type="float" office:value="16.5354330708661" calcext:value-type="float">
            <text:p>16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table:formula="of:=([.M26]/[.B26])*100" office:value-type="float" office:value="59.0551181102362" calcext:value-type="float">
            <text:p>59.1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2H00M00S" calcext:value-type="time">
            <text:p>12:00</text:p>
          </table:table-cell>
          <table:table-cell table:style-name="ce4" table:formula="of:=SUM([.C27];[.E27];[.G27];[.I27];[.K27];[.M27])" office:value-type="float" office:value="14.8" calcext:value-type="float">
            <text:p>14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formula="of:=([.C27]/[.B27])*100" office:value-type="float" office:value="14.8648648648649" calcext:value-type="float">
            <text:p>14.9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27]/[.B27])*100" office:value-type="float" office:value="0" calcext:value-type="float">
            <text:p>0.0</text:p>
          </table:table-cell>
          <table:table-cell table:style-name="ce4" office:value-type="float" office:value="1.9" calcext:value-type="float">
            <text:p>1.9</text:p>
          </table:table-cell>
          <table:table-cell table:style-name="ce4" table:formula="of:=([.G27]/[.B27])*100" office:value-type="float" office:value="12.8378378378378" calcext:value-type="float">
            <text:p>12.8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I27]/[.B27])*100" office:value-type="float" office:value="0" calcext:value-type="float">
            <text:p>0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formula="of:=([.K27]/[.B27])*100" office:value-type="float" office:value="12.1621621621622" calcext:value-type="float">
            <text:p>12.2</text:p>
          </table:table-cell>
          <table:table-cell table:style-name="ce4" office:value-type="float" office:value="8.9" calcext:value-type="float">
            <text:p>8.9</text:p>
          </table:table-cell>
          <table:table-cell table:style-name="ce4" table:formula="of:=([.M27]/[.B27])*100" office:value-type="float" office:value="60.1351351351351" calcext:value-type="float">
            <text:p>60.1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2H15M00S" calcext:value-type="time">
            <text:p>12:15</text:p>
          </table:table-cell>
          <table:table-cell table:style-name="ce4" table:formula="of:=SUM([.C28];[.E28];[.G28];[.I28];[.K28];[.M28])" office:value-type="float" office:value="16.3" calcext:value-type="float">
            <text:p>16.3</text:p>
          </table:table-cell>
          <table:table-cell table:style-name="ce4" office:value-type="float" office:value="3.1" calcext:value-type="float">
            <text:p>3.1</text:p>
          </table:table-cell>
          <table:table-cell table:style-name="ce4" table:formula="of:=([.C28]/[.B28])*100" office:value-type="float" office:value="19.0184049079755" calcext:value-type="float">
            <text:p>19.0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28]/[.B28])*100" office:value-type="float" office:value="0" calcext:value-type="float">
            <text:p>0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formula="of:=([.G28]/[.B28])*100" office:value-type="float" office:value="13.4969325153374" calcext:value-type="float">
            <text:p>13.5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I28]/[.B28])*100" office:value-type="float" office:value="0" calcext:value-type="float">
            <text:p>0.0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formula="of:=([.K28]/[.B28])*100" office:value-type="float" office:value="9.20245398773006" calcext:value-type="float">
            <text:p>9.2</text:p>
          </table:table-cell>
          <table:table-cell table:style-name="ce4" office:value-type="float" office:value="9.5" calcext:value-type="float">
            <text:p>9.5</text:p>
          </table:table-cell>
          <table:table-cell table:style-name="ce4" table:formula="of:=([.M28]/[.B28])*100" office:value-type="float" office:value="58.2822085889571" calcext:value-type="float">
            <text:p>58.3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2H30M00S" calcext:value-type="time">
            <text:p>12:30</text:p>
          </table:table-cell>
          <table:table-cell table:style-name="ce4" table:formula="of:=SUM([.C29];[.E29];[.G29];[.I29];[.K29];[.M29])" office:value-type="float" office:value="17" calcext:value-type="float">
            <text:p>17.0</text:p>
          </table:table-cell>
          <table:table-cell table:style-name="ce4" office:value-type="float" office:value="3.8" calcext:value-type="float">
            <text:p>3.8</text:p>
          </table:table-cell>
          <table:table-cell table:style-name="ce4" table:formula="of:=([.C29]/[.B29])*100" office:value-type="float" office:value="22.3529411764706" calcext:value-type="float">
            <text:p>22.4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([.E29]/[.B29])*100" office:value-type="float" office:value="0.588235294117647" calcext:value-type="float">
            <text:p>0.6</text:p>
          </table:table-cell>
          <table:table-cell table:style-name="ce4" office:value-type="float" office:value="2.1" calcext:value-type="float">
            <text:p>2.1</text:p>
          </table:table-cell>
          <table:table-cell table:style-name="ce4" table:formula="of:=([.G29]/[.B29])*100" office:value-type="float" office:value="12.3529411764706" calcext:value-type="float">
            <text:p>12.4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I29]/[.B29])*100" office:value-type="float" office:value="0" calcext:value-type="float">
            <text:p>0.0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formula="of:=([.K29]/[.B29])*100" office:value-type="float" office:value="9.41176470588235" calcext:value-type="float">
            <text:p>9.4</text:p>
          </table:table-cell>
          <table:table-cell table:style-name="ce4" office:value-type="float" office:value="9.4" calcext:value-type="float">
            <text:p>9.4</text:p>
          </table:table-cell>
          <table:table-cell table:style-name="ce4" table:formula="of:=([.M29]/[.B29])*100" office:value-type="float" office:value="55.2941176470588" calcext:value-type="float">
            <text:p>55.3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2H45M00S" calcext:value-type="time">
            <text:p>12:45</text:p>
          </table:table-cell>
          <table:table-cell table:style-name="ce4" table:formula="of:=SUM([.C30];[.E30];[.G30];[.I30];[.K30];[.M30])" office:value-type="float" office:value="17.2" calcext:value-type="float">
            <text:p>17.2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formula="of:=([.C30]/[.B30])*100" office:value-type="float" office:value="25.5813953488372" calcext:value-type="float">
            <text:p>25.6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E30]/[.B30])*100" office:value-type="float" office:value="0" calcext:value-type="float">
            <text:p>0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formula="of:=([.G30]/[.B30])*100" office:value-type="float" office:value="10.4651162790698" calcext:value-type="float">
            <text:p>10.5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I30]/[.B30])*100" office:value-type="float" office:value="0" calcext:value-type="float">
            <text:p>0.0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formula="of:=([.K30]/[.B30])*100" office:value-type="float" office:value="8.72093023255814" calcext:value-type="float">
            <text:p>8.7</text:p>
          </table:table-cell>
          <table:table-cell table:style-name="ce4" office:value-type="float" office:value="9.5" calcext:value-type="float">
            <text:p>9.5</text:p>
          </table:table-cell>
          <table:table-cell table:style-name="ce4" table:formula="of:=([.M30]/[.B30])*100" office:value-type="float" office:value="55.2325581395349" calcext:value-type="float">
            <text:p>55.2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3H00M00S" calcext:value-type="time">
            <text:p>13:00</text:p>
          </table:table-cell>
          <table:table-cell table:style-name="ce4" table:formula="of:=SUM([.C31];[.E31];[.G31];[.I31];[.K31];[.M31])" office:value-type="float" office:value="17.4" calcext:value-type="float">
            <text:p>17.4</text:p>
          </table:table-cell>
          <table:table-cell table:style-name="ce4" office:value-type="float" office:value="4.3" calcext:value-type="float">
            <text:p>4.3</text:p>
          </table:table-cell>
          <table:table-cell table:style-name="ce4" table:formula="of:=([.C31]/[.B31])*100" office:value-type="float" office:value="24.7126436781609" calcext:value-type="float">
            <text:p>24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([.E31]/[.B31])*100" office:value-type="float" office:value="0.574712643678161" calcext:value-type="float">
            <text:p>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formula="of:=([.G31]/[.B31])*100" office:value-type="float" office:value="8.62068965517242" calcext:value-type="float">
            <text:p>8.6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I31]/[.B31])*100" office:value-type="float" office:value="0" calcext:value-type="float">
            <text:p>0.0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formula="of:=([.K31]/[.B31])*100" office:value-type="float" office:value="9.19540229885058" calcext:value-type="float">
            <text:p>9.2</text:p>
          </table:table-cell>
          <table:table-cell table:style-name="ce4" office:value-type="float" office:value="9.9" calcext:value-type="float">
            <text:p>9.9</text:p>
          </table:table-cell>
          <table:table-cell table:style-name="ce4" table:formula="of:=([.M31]/[.B31])*100" office:value-type="float" office:value="56.8965517241379" calcext:value-type="float">
            <text:p>56.9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3H15M00S" calcext:value-type="time">
            <text:p>13:15</text:p>
          </table:table-cell>
          <table:table-cell table:style-name="ce4" table:formula="of:=SUM([.C32];[.E32];[.G32];[.I32];[.K32];[.M32])" office:value-type="float" office:value="17.4" calcext:value-type="float">
            <text:p>17.4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formula="of:=([.C32]/[.B32])*100" office:value-type="float" office:value="25.8620689655172" calcext:value-type="float">
            <text:p>25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([.E32]/[.B32])*100" office:value-type="float" office:value="0.574712643678161" calcext:value-type="float">
            <text:p>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formula="of:=([.G32]/[.B32])*100" office:value-type="float" office:value="8.62068965517242" calcext:value-type="float">
            <text:p>8.6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I32]/[.B32])*100" office:value-type="float" office:value="0" calcext:value-type="float">
            <text:p>0.0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formula="of:=([.K32]/[.B32])*100" office:value-type="float" office:value="9.19540229885058" calcext:value-type="float">
            <text:p>9.2</text:p>
          </table:table-cell>
          <table:table-cell table:style-name="ce4" office:value-type="float" office:value="9.7" calcext:value-type="float">
            <text:p>9.7</text:p>
          </table:table-cell>
          <table:table-cell table:style-name="ce4" table:formula="of:=([.M32]/[.B32])*100" office:value-type="float" office:value="55.7471264367816" calcext:value-type="float">
            <text:p>55.7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3H30M00S" calcext:value-type="time">
            <text:p>13:30</text:p>
          </table:table-cell>
          <table:table-cell table:style-name="ce4" table:formula="of:=SUM([.C33];[.E33];[.G33];[.I33];[.K33];[.M33])" office:value-type="float" office:value="16.9" calcext:value-type="float">
            <text:p>16.9</text:p>
          </table:table-cell>
          <table:table-cell table:style-name="ce4" office:value-type="float" office:value="4.7" calcext:value-type="float">
            <text:p>4.7</text:p>
          </table:table-cell>
          <table:table-cell table:style-name="ce4" table:formula="of:=([.C33]/[.B33])*100" office:value-type="float" office:value="27.810650887574" calcext:value-type="float">
            <text:p>27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([.E33]/[.B33])*100" office:value-type="float" office:value="0.591715976331361" calcext:value-type="float">
            <text:p>0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formula="of:=([.G33]/[.B33])*100" office:value-type="float" office:value="8.28402366863905" calcext:value-type="float">
            <text:p>8.3</text:p>
          </table:table-cell>
          <table:table-cell table:style-name="ce4" office:value-type="float" office:value="0" calcext:value-type="float">
            <text:p>0.0</text:p>
          </table:table-cell>
          <table:table-cell table:style-name="ce4" table:formula="of:=([.I33]/[.B33])*100" office:value-type="float" office:value="0" calcext:value-type="float">
            <text:p>0.0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formula="of:=([.K33]/[.B33])*100" office:value-type="float" office:value="8.28402366863905" calcext:value-type="float">
            <text:p>8.3</text:p>
          </table:table-cell>
          <table:table-cell table:style-name="ce4" office:value-type="float" office:value="9.3" calcext:value-type="float">
            <text:p>9.3</text:p>
          </table:table-cell>
          <table:table-cell table:style-name="ce4" table:formula="of:=([.M33]/[.B33])*100" office:value-type="float" office:value="55.0295857988166" calcext:value-type="float">
            <text:p>55.0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3H45M00S" calcext:value-type="time">
            <text:p>13:45</text:p>
          </table:table-cell>
          <table:table-cell table:style-name="ce4" table:formula="of:=SUM([.C34];[.E34];[.G34];[.I34];[.K34];[.M34])" office:value-type="float" office:value="0" calcext:value-type="float">
            <text:p>0.0</text:p>
          </table:table-cell>
          <table:table-cell table:style-name="ce4"/>
          <table:table-cell table:style-name="ce4" table:formula="of:=([.C34]/[.B3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34]/[.B3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34]/[.B3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34]/[.B3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34]/[.B3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34]/[.B34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4H00M00S" calcext:value-type="time">
            <text:p>14:00</text:p>
          </table:table-cell>
          <table:table-cell table:style-name="ce4" table:formula="of:=SUM([.C35];[.E35];[.G35];[.I35];[.K35];[.M35])" office:value-type="float" office:value="0" calcext:value-type="float">
            <text:p>0.0</text:p>
          </table:table-cell>
          <table:table-cell table:style-name="ce4"/>
          <table:table-cell table:style-name="ce4" table:formula="of:=([.C35]/[.B3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35]/[.B3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35]/[.B3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35]/[.B3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35]/[.B3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35]/[.B35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4H15M00S" calcext:value-type="time">
            <text:p>14:15</text:p>
          </table:table-cell>
          <table:table-cell table:style-name="ce4" table:formula="of:=SUM([.C36];[.E36];[.G36];[.I36];[.K36];[.M36])" office:value-type="float" office:value="0" calcext:value-type="float">
            <text:p>0.0</text:p>
          </table:table-cell>
          <table:table-cell table:style-name="ce4"/>
          <table:table-cell table:style-name="ce4" table:formula="of:=([.C36]/[.B3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36]/[.B3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36]/[.B3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36]/[.B3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36]/[.B3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36]/[.B36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4H30M00S" calcext:value-type="time">
            <text:p>14:30</text:p>
          </table:table-cell>
          <table:table-cell table:style-name="ce4" table:formula="of:=SUM([.C37];[.E37];[.G37];[.I37];[.K37];[.M37])" office:value-type="float" office:value="0" calcext:value-type="float">
            <text:p>0.0</text:p>
          </table:table-cell>
          <table:table-cell table:style-name="ce4"/>
          <table:table-cell table:style-name="ce4" table:formula="of:=([.C37]/[.B3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37]/[.B3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37]/[.B3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37]/[.B3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37]/[.B3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37]/[.B37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4H45M00S" calcext:value-type="time">
            <text:p>14:45</text:p>
          </table:table-cell>
          <table:table-cell table:style-name="ce4" table:formula="of:=SUM([.C38];[.E38];[.G38];[.I38];[.K38];[.M38])" office:value-type="float" office:value="0" calcext:value-type="float">
            <text:p>0.0</text:p>
          </table:table-cell>
          <table:table-cell table:style-name="ce4"/>
          <table:table-cell table:style-name="ce4" table:formula="of:=([.C38]/[.B3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38]/[.B3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38]/[.B3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38]/[.B3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38]/[.B3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38]/[.B38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5H00M00S" calcext:value-type="time">
            <text:p>15:00</text:p>
          </table:table-cell>
          <table:table-cell table:style-name="ce4" table:formula="of:=SUM([.C39];[.E39];[.G39];[.I39];[.K39];[.M39])" office:value-type="float" office:value="0" calcext:value-type="float">
            <text:p>0.0</text:p>
          </table:table-cell>
          <table:table-cell table:style-name="ce4"/>
          <table:table-cell table:style-name="ce4" table:formula="of:=([.C39]/[.B3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39]/[.B3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39]/[.B3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39]/[.B3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39]/[.B3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39]/[.B39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5H15M00S" calcext:value-type="time">
            <text:p>15:15</text:p>
          </table:table-cell>
          <table:table-cell table:style-name="ce4" table:formula="of:=SUM([.C40];[.E40];[.G40];[.I40];[.K40];[.M40])" office:value-type="float" office:value="0" calcext:value-type="float">
            <text:p>0.0</text:p>
          </table:table-cell>
          <table:table-cell table:style-name="ce4"/>
          <table:table-cell table:style-name="ce4" table:formula="of:=([.C40]/[.B4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40]/[.B4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40]/[.B4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40]/[.B4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40]/[.B4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40]/[.B40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5H30M00S" calcext:value-type="time">
            <text:p>15:30</text:p>
          </table:table-cell>
          <table:table-cell table:style-name="ce4" table:formula="of:=SUM([.C41];[.E41];[.G41];[.I41];[.K41];[.M41])" office:value-type="float" office:value="0" calcext:value-type="float">
            <text:p>0.0</text:p>
          </table:table-cell>
          <table:table-cell table:style-name="ce4"/>
          <table:table-cell table:style-name="ce4" table:formula="of:=([.C41]/[.B4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41]/[.B4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41]/[.B4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41]/[.B4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41]/[.B4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41]/[.B41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5H45M00S" calcext:value-type="time">
            <text:p>15:45</text:p>
          </table:table-cell>
          <table:table-cell table:style-name="ce4" table:formula="of:=SUM([.C42];[.E42];[.G42];[.I42];[.K42];[.M42])" office:value-type="float" office:value="0" calcext:value-type="float">
            <text:p>0.0</text:p>
          </table:table-cell>
          <table:table-cell table:style-name="ce4"/>
          <table:table-cell table:style-name="ce4" table:formula="of:=([.C42]/[.B4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42]/[.B4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42]/[.B4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42]/[.B4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42]/[.B4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42]/[.B42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6H00M00S" calcext:value-type="time">
            <text:p>16:00</text:p>
          </table:table-cell>
          <table:table-cell table:style-name="ce4" table:formula="of:=SUM([.C43];[.E43];[.G43];[.I43];[.K43];[.M43])" office:value-type="float" office:value="0" calcext:value-type="float">
            <text:p>0.0</text:p>
          </table:table-cell>
          <table:table-cell table:style-name="ce4"/>
          <table:table-cell table:style-name="ce4" table:formula="of:=([.C43]/[.B4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43]/[.B4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43]/[.B4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43]/[.B4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43]/[.B4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43]/[.B43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6H15M00S" calcext:value-type="time">
            <text:p>16:15</text:p>
          </table:table-cell>
          <table:table-cell table:style-name="ce4" table:formula="of:=SUM([.C44];[.E44];[.G44];[.I44];[.K44];[.M44])" office:value-type="float" office:value="0" calcext:value-type="float">
            <text:p>0.0</text:p>
          </table:table-cell>
          <table:table-cell table:style-name="ce4"/>
          <table:table-cell table:style-name="ce4" table:formula="of:=([.C44]/[.B4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44]/[.B4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44]/[.B4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44]/[.B4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44]/[.B4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44]/[.B44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6H30M00S" calcext:value-type="time">
            <text:p>16:30</text:p>
          </table:table-cell>
          <table:table-cell table:style-name="ce4" table:formula="of:=SUM([.C45];[.E45];[.G45];[.I45];[.K45];[.M45])" office:value-type="float" office:value="0" calcext:value-type="float">
            <text:p>0.0</text:p>
          </table:table-cell>
          <table:table-cell table:style-name="ce4"/>
          <table:table-cell table:style-name="ce4" table:formula="of:=([.C45]/[.B4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45]/[.B4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45]/[.B4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45]/[.B4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45]/[.B4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45]/[.B45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6H45M00S" calcext:value-type="time">
            <text:p>16:45</text:p>
          </table:table-cell>
          <table:table-cell table:style-name="ce4" table:formula="of:=SUM([.C46];[.E46];[.G46];[.I46];[.K46];[.M46])" office:value-type="float" office:value="0" calcext:value-type="float">
            <text:p>0.0</text:p>
          </table:table-cell>
          <table:table-cell table:style-name="ce4"/>
          <table:table-cell table:style-name="ce4" table:formula="of:=([.C46]/[.B4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46]/[.B4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46]/[.B4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46]/[.B4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46]/[.B4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46]/[.B46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7H00M00S" calcext:value-type="time">
            <text:p>17:00</text:p>
          </table:table-cell>
          <table:table-cell table:style-name="ce4" table:formula="of:=SUM([.C47];[.E47];[.G47];[.I47];[.K47];[.M47])" office:value-type="float" office:value="0" calcext:value-type="float">
            <text:p>0.0</text:p>
          </table:table-cell>
          <table:table-cell table:style-name="ce4"/>
          <table:table-cell table:style-name="ce4" table:formula="of:=([.C47]/[.B4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47]/[.B4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47]/[.B4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47]/[.B4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47]/[.B4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47]/[.B47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7H15M00S" calcext:value-type="time">
            <text:p>17:15</text:p>
          </table:table-cell>
          <table:table-cell table:style-name="ce4" table:formula="of:=SUM([.C48];[.E48];[.G48];[.I48];[.K48];[.M48])" office:value-type="float" office:value="0" calcext:value-type="float">
            <text:p>0.0</text:p>
          </table:table-cell>
          <table:table-cell table:style-name="ce4"/>
          <table:table-cell table:style-name="ce4" table:formula="of:=([.C48]/[.B4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48]/[.B4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48]/[.B4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48]/[.B4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48]/[.B4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48]/[.B48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7H30M00S" calcext:value-type="time">
            <text:p>17:30</text:p>
          </table:table-cell>
          <table:table-cell table:style-name="ce4" table:formula="of:=SUM([.C49];[.E49];[.G49];[.I49];[.K49];[.M49])" office:value-type="float" office:value="0" calcext:value-type="float">
            <text:p>0.0</text:p>
          </table:table-cell>
          <table:table-cell table:style-name="ce4"/>
          <table:table-cell table:style-name="ce4" table:formula="of:=([.C49]/[.B4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49]/[.B4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49]/[.B4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49]/[.B4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49]/[.B4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49]/[.B49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7H45M00S" calcext:value-type="time">
            <text:p>17:45</text:p>
          </table:table-cell>
          <table:table-cell table:style-name="ce4" table:formula="of:=SUM([.C50];[.E50];[.G50];[.I50];[.K50];[.M50])" office:value-type="float" office:value="0" calcext:value-type="float">
            <text:p>0.0</text:p>
          </table:table-cell>
          <table:table-cell table:style-name="ce4"/>
          <table:table-cell table:style-name="ce4" table:formula="of:=([.C50]/[.B5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50]/[.B5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50]/[.B5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50]/[.B5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50]/[.B5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50]/[.B50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8H00M00S" calcext:value-type="time">
            <text:p>18:00</text:p>
          </table:table-cell>
          <table:table-cell table:style-name="ce4" table:formula="of:=SUM([.C51];[.E51];[.G51];[.I51];[.K51];[.M51])" office:value-type="float" office:value="0" calcext:value-type="float">
            <text:p>0.0</text:p>
          </table:table-cell>
          <table:table-cell table:style-name="ce4"/>
          <table:table-cell table:style-name="ce4" table:formula="of:=([.C51]/[.B5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51]/[.B5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51]/[.B5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51]/[.B5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51]/[.B5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51]/[.B51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8H15M00S" calcext:value-type="time">
            <text:p>18:15</text:p>
          </table:table-cell>
          <table:table-cell table:style-name="ce4" table:formula="of:=SUM([.C52];[.E52];[.G52];[.I52];[.K52];[.M52])" office:value-type="float" office:value="0" calcext:value-type="float">
            <text:p>0.0</text:p>
          </table:table-cell>
          <table:table-cell table:style-name="ce4"/>
          <table:table-cell table:style-name="ce4" table:formula="of:=([.C52]/[.B5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52]/[.B5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52]/[.B5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52]/[.B5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52]/[.B5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52]/[.B52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8H30M00S" calcext:value-type="time">
            <text:p>18:30</text:p>
          </table:table-cell>
          <table:table-cell table:style-name="ce4" table:formula="of:=SUM([.C53];[.E53];[.G53];[.I53];[.K53];[.M53])" office:value-type="float" office:value="0" calcext:value-type="float">
            <text:p>0.0</text:p>
          </table:table-cell>
          <table:table-cell table:style-name="ce4"/>
          <table:table-cell table:style-name="ce4" table:formula="of:=([.C53]/[.B5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53]/[.B5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53]/[.B5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53]/[.B5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53]/[.B5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53]/[.B53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8H45M00S" calcext:value-type="time">
            <text:p>18:45</text:p>
          </table:table-cell>
          <table:table-cell table:style-name="ce4" table:formula="of:=SUM([.C54];[.E54];[.G54];[.I54];[.K54];[.M54])" office:value-type="float" office:value="0" calcext:value-type="float">
            <text:p>0.0</text:p>
          </table:table-cell>
          <table:table-cell table:style-name="ce4"/>
          <table:table-cell table:style-name="ce4" table:formula="of:=([.C54]/[.B5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54]/[.B5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54]/[.B5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54]/[.B5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54]/[.B5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54]/[.B54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9H00M00S" calcext:value-type="time">
            <text:p>19:00</text:p>
          </table:table-cell>
          <table:table-cell table:style-name="ce4" table:formula="of:=SUM([.C55];[.E55];[.G55];[.I55];[.K55];[.M55])" office:value-type="float" office:value="0" calcext:value-type="float">
            <text:p>0.0</text:p>
          </table:table-cell>
          <table:table-cell table:style-name="ce4"/>
          <table:table-cell table:style-name="ce4" table:formula="of:=([.C55]/[.B5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55]/[.B5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55]/[.B5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55]/[.B5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55]/[.B5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55]/[.B55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9H15M00S" calcext:value-type="time">
            <text:p>19:15</text:p>
          </table:table-cell>
          <table:table-cell table:style-name="ce4" table:formula="of:=SUM([.C56];[.E56];[.G56];[.I56];[.K56];[.M56])" office:value-type="float" office:value="0" calcext:value-type="float">
            <text:p>0.0</text:p>
          </table:table-cell>
          <table:table-cell table:style-name="ce4"/>
          <table:table-cell table:style-name="ce4" table:formula="of:=([.C56]/[.B5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56]/[.B5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56]/[.B5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56]/[.B5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56]/[.B5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56]/[.B56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9H30M00S" calcext:value-type="time">
            <text:p>19:30</text:p>
          </table:table-cell>
          <table:table-cell table:style-name="ce4" table:formula="of:=SUM([.C57];[.E57];[.G57];[.I57];[.K57];[.M57])" office:value-type="float" office:value="0" calcext:value-type="float">
            <text:p>0.0</text:p>
          </table:table-cell>
          <table:table-cell table:style-name="ce4"/>
          <table:table-cell table:style-name="ce4" table:formula="of:=([.C57]/[.B5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57]/[.B5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57]/[.B5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57]/[.B5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57]/[.B5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57]/[.B57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19H45M00S" calcext:value-type="time">
            <text:p>19:45</text:p>
          </table:table-cell>
          <table:table-cell table:style-name="ce4" table:formula="of:=SUM([.C58];[.E58];[.G58];[.I58];[.K58];[.M58])" office:value-type="float" office:value="0" calcext:value-type="float">
            <text:p>0.0</text:p>
          </table:table-cell>
          <table:table-cell table:style-name="ce4"/>
          <table:table-cell table:style-name="ce4" table:formula="of:=([.C58]/[.B5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58]/[.B5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58]/[.B5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58]/[.B5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58]/[.B5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58]/[.B58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0H00M00S" calcext:value-type="time">
            <text:p>20:00</text:p>
          </table:table-cell>
          <table:table-cell table:style-name="ce4" table:formula="of:=SUM([.C59];[.E59];[.G59];[.I59];[.K59];[.M59])" office:value-type="float" office:value="0" calcext:value-type="float">
            <text:p>0.0</text:p>
          </table:table-cell>
          <table:table-cell table:style-name="ce4"/>
          <table:table-cell table:style-name="ce4" table:formula="of:=([.C59]/[.B5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59]/[.B5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59]/[.B5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59]/[.B5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59]/[.B5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59]/[.B59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0H15M00S" calcext:value-type="time">
            <text:p>20:15</text:p>
          </table:table-cell>
          <table:table-cell table:style-name="ce4" table:formula="of:=SUM([.C60];[.E60];[.G60];[.I60];[.K60];[.M60])" office:value-type="float" office:value="0" calcext:value-type="float">
            <text:p>0.0</text:p>
          </table:table-cell>
          <table:table-cell table:style-name="ce4"/>
          <table:table-cell table:style-name="ce4" table:formula="of:=([.C60]/[.B6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60]/[.B6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60]/[.B6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60]/[.B6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60]/[.B6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60]/[.B60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0H30M00S" calcext:value-type="time">
            <text:p>20:30</text:p>
          </table:table-cell>
          <table:table-cell table:style-name="ce4" table:formula="of:=SUM([.C61];[.E61];[.G61];[.I61];[.K61];[.M61])" office:value-type="float" office:value="0" calcext:value-type="float">
            <text:p>0.0</text:p>
          </table:table-cell>
          <table:table-cell table:style-name="ce4"/>
          <table:table-cell table:style-name="ce4" table:formula="of:=([.C61]/[.B6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61]/[.B6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61]/[.B6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61]/[.B6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61]/[.B6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61]/[.B61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0H45M00S" calcext:value-type="time">
            <text:p>20:45</text:p>
          </table:table-cell>
          <table:table-cell table:style-name="ce4" table:formula="of:=SUM([.C62];[.E62];[.G62];[.I62];[.K62];[.M62])" office:value-type="float" office:value="0" calcext:value-type="float">
            <text:p>0.0</text:p>
          </table:table-cell>
          <table:table-cell table:style-name="ce4"/>
          <table:table-cell table:style-name="ce4" table:formula="of:=([.C62]/[.B6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62]/[.B6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62]/[.B6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62]/[.B6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62]/[.B6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62]/[.B62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1H00M00S" calcext:value-type="time">
            <text:p>21:00</text:p>
          </table:table-cell>
          <table:table-cell table:style-name="ce4" table:formula="of:=SUM([.C63];[.E63];[.G63];[.I63];[.K63];[.M63])" office:value-type="float" office:value="0" calcext:value-type="float">
            <text:p>0.0</text:p>
          </table:table-cell>
          <table:table-cell table:style-name="ce4"/>
          <table:table-cell table:style-name="ce4" table:formula="of:=([.C63]/[.B6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63]/[.B6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63]/[.B6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63]/[.B6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63]/[.B6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63]/[.B63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1H15M00S" calcext:value-type="time">
            <text:p>21:15</text:p>
          </table:table-cell>
          <table:table-cell table:style-name="ce4" table:formula="of:=SUM([.C64];[.E64];[.G64];[.I64];[.K64];[.M64])" office:value-type="float" office:value="0" calcext:value-type="float">
            <text:p>0.0</text:p>
          </table:table-cell>
          <table:table-cell table:style-name="ce4"/>
          <table:table-cell table:style-name="ce4" table:formula="of:=([.C64]/[.B6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64]/[.B6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64]/[.B6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64]/[.B6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64]/[.B6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64]/[.B64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1H30M00S" calcext:value-type="time">
            <text:p>21:30</text:p>
          </table:table-cell>
          <table:table-cell table:style-name="ce4" table:formula="of:=SUM([.C65];[.E65];[.G65];[.I65];[.K65];[.M65])" office:value-type="float" office:value="0" calcext:value-type="float">
            <text:p>0.0</text:p>
          </table:table-cell>
          <table:table-cell table:style-name="ce4"/>
          <table:table-cell table:style-name="ce4" table:formula="of:=([.C65]/[.B6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65]/[.B6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65]/[.B6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65]/[.B6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65]/[.B6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65]/[.B65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1H45M00S" calcext:value-type="time">
            <text:p>21:45</text:p>
          </table:table-cell>
          <table:table-cell table:style-name="ce4" table:formula="of:=SUM([.C66];[.E66];[.G66];[.I66];[.K66];[.M66])" office:value-type="float" office:value="0" calcext:value-type="float">
            <text:p>0.0</text:p>
          </table:table-cell>
          <table:table-cell table:style-name="ce4"/>
          <table:table-cell table:style-name="ce4" table:formula="of:=([.C66]/[.B6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66]/[.B6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66]/[.B6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66]/[.B6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66]/[.B6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66]/[.B66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2H00M00S" calcext:value-type="time">
            <text:p>22:00</text:p>
          </table:table-cell>
          <table:table-cell table:style-name="ce4" table:formula="of:=SUM([.C67];[.E67];[.G67];[.I67];[.K67];[.M67])" office:value-type="float" office:value="0" calcext:value-type="float">
            <text:p>0.0</text:p>
          </table:table-cell>
          <table:table-cell table:style-name="ce4"/>
          <table:table-cell table:style-name="ce4" table:formula="of:=([.C67]/[.B6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67]/[.B6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67]/[.B6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67]/[.B6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67]/[.B6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67]/[.B67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2H15M00S" calcext:value-type="time">
            <text:p>22:15</text:p>
          </table:table-cell>
          <table:table-cell table:style-name="ce4" table:formula="of:=SUM([.C68];[.E68];[.G68];[.I68];[.K68];[.M68])" office:value-type="float" office:value="0" calcext:value-type="float">
            <text:p>0.0</text:p>
          </table:table-cell>
          <table:table-cell table:style-name="ce4"/>
          <table:table-cell table:style-name="ce4" table:formula="of:=([.C68]/[.B6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68]/[.B6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68]/[.B6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68]/[.B6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68]/[.B6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68]/[.B68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2H30M00S" calcext:value-type="time">
            <text:p>22:30</text:p>
          </table:table-cell>
          <table:table-cell table:style-name="ce4" table:formula="of:=SUM([.C69];[.E69];[.G69];[.I69];[.K69];[.M69])" office:value-type="float" office:value="0" calcext:value-type="float">
            <text:p>0.0</text:p>
          </table:table-cell>
          <table:table-cell table:style-name="ce4"/>
          <table:table-cell table:style-name="ce4" table:formula="of:=([.C69]/[.B6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69]/[.B6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69]/[.B6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69]/[.B6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69]/[.B6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69]/[.B69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2H45M00S" calcext:value-type="time">
            <text:p>22:45</text:p>
          </table:table-cell>
          <table:table-cell table:style-name="ce4" table:formula="of:=SUM([.C70];[.E70];[.G70];[.I70];[.K70];[.M70])" office:value-type="float" office:value="0" calcext:value-type="float">
            <text:p>0.0</text:p>
          </table:table-cell>
          <table:table-cell table:style-name="ce4"/>
          <table:table-cell table:style-name="ce4" table:formula="of:=([.C70]/[.B7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70]/[.B7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70]/[.B7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70]/[.B7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70]/[.B7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70]/[.B70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3H00M00S" calcext:value-type="time">
            <text:p>23:00</text:p>
          </table:table-cell>
          <table:table-cell table:style-name="ce4" table:formula="of:=SUM([.C71];[.E71];[.G71];[.I71];[.K71];[.M71])" office:value-type="float" office:value="0" calcext:value-type="float">
            <text:p>0.0</text:p>
          </table:table-cell>
          <table:table-cell table:style-name="ce4"/>
          <table:table-cell table:style-name="ce4" table:formula="of:=([.C71]/[.B7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71]/[.B7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71]/[.B7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71]/[.B7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71]/[.B7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71]/[.B71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3H15M00S" calcext:value-type="time">
            <text:p>23:15</text:p>
          </table:table-cell>
          <table:table-cell table:style-name="ce4" table:formula="of:=SUM([.C72];[.E72];[.G72];[.I72];[.K72];[.M72])" office:value-type="float" office:value="0" calcext:value-type="float">
            <text:p>0.0</text:p>
          </table:table-cell>
          <table:table-cell table:style-name="ce4"/>
          <table:table-cell table:style-name="ce4" table:formula="of:=([.C72]/[.B7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72]/[.B7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72]/[.B7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72]/[.B7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72]/[.B7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72]/[.B72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3H30M00S" calcext:value-type="time">
            <text:p>23:30</text:p>
          </table:table-cell>
          <table:table-cell table:style-name="ce4" table:formula="of:=SUM([.C73];[.E73];[.G73];[.I73];[.K73];[.M73])" office:value-type="float" office:value="0" calcext:value-type="float">
            <text:p>0.0</text:p>
          </table:table-cell>
          <table:table-cell table:style-name="ce4"/>
          <table:table-cell table:style-name="ce4" table:formula="of:=([.C73]/[.B7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73]/[.B7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73]/[.B7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73]/[.B7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73]/[.B7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73]/[.B73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3H45M00S" calcext:value-type="time">
            <text:p>23:45</text:p>
          </table:table-cell>
          <table:table-cell table:style-name="ce4" table:formula="of:=SUM([.C74];[.E74];[.G74];[.I74];[.K74];[.M74])" office:value-type="float" office:value="0" calcext:value-type="float">
            <text:p>0.0</text:p>
          </table:table-cell>
          <table:table-cell table:style-name="ce4"/>
          <table:table-cell table:style-name="ce4" table:formula="of:=([.C74]/[.B7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74]/[.B7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74]/[.B7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74]/[.B7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74]/[.B7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74]/[.B74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4H00M00S" calcext:value-type="time">
            <text:p>00:00</text:p>
          </table:table-cell>
          <table:table-cell table:style-name="ce4" table:formula="of:=SUM([.C75];[.E75];[.G75];[.I75];[.K75];[.M75])" office:value-type="float" office:value="0" calcext:value-type="float">
            <text:p>0.0</text:p>
          </table:table-cell>
          <table:table-cell table:style-name="ce4"/>
          <table:table-cell table:style-name="ce4" table:formula="of:=([.C75]/[.B7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75]/[.B7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75]/[.B7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75]/[.B7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75]/[.B7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75]/[.B75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4H15M00S" calcext:value-type="time">
            <text:p>00:15</text:p>
          </table:table-cell>
          <table:table-cell table:style-name="ce4" table:formula="of:=SUM([.C76];[.E76];[.G76];[.I76];[.K76];[.M76])" office:value-type="float" office:value="0" calcext:value-type="float">
            <text:p>0.0</text:p>
          </table:table-cell>
          <table:table-cell table:style-name="ce4"/>
          <table:table-cell table:style-name="ce4" table:formula="of:=([.C76]/[.B7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76]/[.B7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76]/[.B7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76]/[.B7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76]/[.B7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76]/[.B76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4H30M00S" calcext:value-type="time">
            <text:p>00:30</text:p>
          </table:table-cell>
          <table:table-cell table:style-name="ce4" table:formula="of:=SUM([.C77];[.E77];[.G77];[.I77];[.K77];[.M77])" office:value-type="float" office:value="0" calcext:value-type="float">
            <text:p>0.0</text:p>
          </table:table-cell>
          <table:table-cell table:style-name="ce4"/>
          <table:table-cell table:style-name="ce4" table:formula="of:=([.C77]/[.B7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77]/[.B7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77]/[.B7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77]/[.B7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77]/[.B7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77]/[.B77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4H45M00S" calcext:value-type="time">
            <text:p>00:45</text:p>
          </table:table-cell>
          <table:table-cell table:style-name="ce4" table:formula="of:=SUM([.C78];[.E78];[.G78];[.I78];[.K78];[.M78])" office:value-type="float" office:value="0" calcext:value-type="float">
            <text:p>0.0</text:p>
          </table:table-cell>
          <table:table-cell table:style-name="ce4"/>
          <table:table-cell table:style-name="ce4" table:formula="of:=([.C78]/[.B7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78]/[.B7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78]/[.B7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78]/[.B7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78]/[.B7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78]/[.B78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5H00M00S" calcext:value-type="time">
            <text:p>01:00</text:p>
          </table:table-cell>
          <table:table-cell table:style-name="ce4" table:formula="of:=SUM([.C79];[.E79];[.G79];[.I79];[.K79];[.M79])" office:value-type="float" office:value="0" calcext:value-type="float">
            <text:p>0.0</text:p>
          </table:table-cell>
          <table:table-cell table:style-name="ce4"/>
          <table:table-cell table:style-name="ce4" table:formula="of:=([.C79]/[.B7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79]/[.B7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79]/[.B7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79]/[.B7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79]/[.B7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79]/[.B79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5H15M00S" calcext:value-type="time">
            <text:p>01:15</text:p>
          </table:table-cell>
          <table:table-cell table:style-name="ce4" table:formula="of:=SUM([.C80];[.E80];[.G80];[.I80];[.K80];[.M80])" office:value-type="float" office:value="0" calcext:value-type="float">
            <text:p>0.0</text:p>
          </table:table-cell>
          <table:table-cell table:style-name="ce4"/>
          <table:table-cell table:style-name="ce4" table:formula="of:=([.C80]/[.B8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80]/[.B8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80]/[.B8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80]/[.B8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80]/[.B8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80]/[.B80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5H30M00S" calcext:value-type="time">
            <text:p>01:30</text:p>
          </table:table-cell>
          <table:table-cell table:style-name="ce4" table:formula="of:=SUM([.C81];[.E81];[.G81];[.I81];[.K81];[.M81])" office:value-type="float" office:value="0" calcext:value-type="float">
            <text:p>0.0</text:p>
          </table:table-cell>
          <table:table-cell table:style-name="ce4"/>
          <table:table-cell table:style-name="ce4" table:formula="of:=([.C81]/[.B8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81]/[.B8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81]/[.B8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81]/[.B8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81]/[.B8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81]/[.B81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5H45M00S" calcext:value-type="time">
            <text:p>01:45</text:p>
          </table:table-cell>
          <table:table-cell table:style-name="ce4" table:formula="of:=SUM([.C82];[.E82];[.G82];[.I82];[.K82];[.M82])" office:value-type="float" office:value="0" calcext:value-type="float">
            <text:p>0.0</text:p>
          </table:table-cell>
          <table:table-cell table:style-name="ce4"/>
          <table:table-cell table:style-name="ce4" table:formula="of:=([.C82]/[.B8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82]/[.B8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82]/[.B8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82]/[.B8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82]/[.B8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82]/[.B82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6H00M00S" calcext:value-type="time">
            <text:p>02:00</text:p>
          </table:table-cell>
          <table:table-cell table:style-name="ce4" table:formula="of:=SUM([.C83];[.E83];[.G83];[.I83];[.K83];[.M83])" office:value-type="float" office:value="0" calcext:value-type="float">
            <text:p>0.0</text:p>
          </table:table-cell>
          <table:table-cell table:style-name="ce4"/>
          <table:table-cell table:style-name="ce4" table:formula="of:=([.C83]/[.B8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83]/[.B8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83]/[.B8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83]/[.B8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83]/[.B8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83]/[.B83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6H15M00S" calcext:value-type="time">
            <text:p>02:15</text:p>
          </table:table-cell>
          <table:table-cell table:style-name="ce4" table:formula="of:=SUM([.C84];[.E84];[.G84];[.I84];[.K84];[.M84])" office:value-type="float" office:value="0" calcext:value-type="float">
            <text:p>0.0</text:p>
          </table:table-cell>
          <table:table-cell table:style-name="ce4"/>
          <table:table-cell table:style-name="ce4" table:formula="of:=([.C84]/[.B8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84]/[.B8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84]/[.B8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84]/[.B8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84]/[.B8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84]/[.B84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6H30M00S" calcext:value-type="time">
            <text:p>02:30</text:p>
          </table:table-cell>
          <table:table-cell table:style-name="ce4" table:formula="of:=SUM([.C85];[.E85];[.G85];[.I85];[.K85];[.M85])" office:value-type="float" office:value="0" calcext:value-type="float">
            <text:p>0.0</text:p>
          </table:table-cell>
          <table:table-cell table:style-name="ce4"/>
          <table:table-cell table:style-name="ce4" table:formula="of:=([.C85]/[.B8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85]/[.B8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85]/[.B8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85]/[.B8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85]/[.B8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85]/[.B85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6H45M00S" calcext:value-type="time">
            <text:p>02:45</text:p>
          </table:table-cell>
          <table:table-cell table:style-name="ce4" table:formula="of:=SUM([.C86];[.E86];[.G86];[.I86];[.K86];[.M86])" office:value-type="float" office:value="0" calcext:value-type="float">
            <text:p>0.0</text:p>
          </table:table-cell>
          <table:table-cell table:style-name="ce4"/>
          <table:table-cell table:style-name="ce4" table:formula="of:=([.C86]/[.B8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86]/[.B8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86]/[.B8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86]/[.B8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86]/[.B8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86]/[.B86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7H00M00S" calcext:value-type="time">
            <text:p>03:00</text:p>
          </table:table-cell>
          <table:table-cell table:style-name="ce4" table:formula="of:=SUM([.C87];[.E87];[.G87];[.I87];[.K87];[.M87])" office:value-type="float" office:value="0" calcext:value-type="float">
            <text:p>0.0</text:p>
          </table:table-cell>
          <table:table-cell table:style-name="ce4"/>
          <table:table-cell table:style-name="ce4" table:formula="of:=([.C87]/[.B8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87]/[.B8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87]/[.B8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87]/[.B8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87]/[.B8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87]/[.B87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7H15M00S" calcext:value-type="time">
            <text:p>03:15</text:p>
          </table:table-cell>
          <table:table-cell table:style-name="ce4" table:formula="of:=SUM([.C88];[.E88];[.G88];[.I88];[.K88];[.M88])" office:value-type="float" office:value="0" calcext:value-type="float">
            <text:p>0.0</text:p>
          </table:table-cell>
          <table:table-cell table:style-name="ce4"/>
          <table:table-cell table:style-name="ce4" table:formula="of:=([.C88]/[.B8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88]/[.B8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88]/[.B8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88]/[.B8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88]/[.B8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88]/[.B88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7H30M00S" calcext:value-type="time">
            <text:p>03:30</text:p>
          </table:table-cell>
          <table:table-cell table:style-name="ce4" table:formula="of:=SUM([.C89];[.E89];[.G89];[.I89];[.K89];[.M89])" office:value-type="float" office:value="0" calcext:value-type="float">
            <text:p>0.0</text:p>
          </table:table-cell>
          <table:table-cell table:style-name="ce4"/>
          <table:table-cell table:style-name="ce4" table:formula="of:=([.C89]/[.B8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89]/[.B8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89]/[.B8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89]/[.B8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89]/[.B89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89]/[.B89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7H45M00S" calcext:value-type="time">
            <text:p>03:45</text:p>
          </table:table-cell>
          <table:table-cell table:style-name="ce4" table:formula="of:=SUM([.C90];[.E90];[.G90];[.I90];[.K90];[.M90])" office:value-type="float" office:value="0" calcext:value-type="float">
            <text:p>0.0</text:p>
          </table:table-cell>
          <table:table-cell table:style-name="ce4"/>
          <table:table-cell table:style-name="ce4" table:formula="of:=([.C90]/[.B9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90]/[.B9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90]/[.B9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90]/[.B9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90]/[.B90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90]/[.B90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8H00M00S" calcext:value-type="time">
            <text:p>04:00</text:p>
          </table:table-cell>
          <table:table-cell table:style-name="ce4" table:formula="of:=SUM([.C91];[.E91];[.G91];[.I91];[.K91];[.M91])" office:value-type="float" office:value="0" calcext:value-type="float">
            <text:p>0.0</text:p>
          </table:table-cell>
          <table:table-cell table:style-name="ce4"/>
          <table:table-cell table:style-name="ce4" table:formula="of:=([.C91]/[.B9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91]/[.B9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91]/[.B9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91]/[.B9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91]/[.B91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91]/[.B91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8H15M00S" calcext:value-type="time">
            <text:p>04:15</text:p>
          </table:table-cell>
          <table:table-cell table:style-name="ce4" table:formula="of:=SUM([.C92];[.E92];[.G92];[.I92];[.K92];[.M92])" office:value-type="float" office:value="0" calcext:value-type="float">
            <text:p>0.0</text:p>
          </table:table-cell>
          <table:table-cell table:style-name="ce4"/>
          <table:table-cell table:style-name="ce4" table:formula="of:=([.C92]/[.B9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92]/[.B9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92]/[.B9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92]/[.B9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92]/[.B92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92]/[.B92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8H30M00S" calcext:value-type="time">
            <text:p>04:30</text:p>
          </table:table-cell>
          <table:table-cell table:style-name="ce4" table:formula="of:=SUM([.C93];[.E93];[.G93];[.I93];[.K93];[.M93])" office:value-type="float" office:value="0" calcext:value-type="float">
            <text:p>0.0</text:p>
          </table:table-cell>
          <table:table-cell table:style-name="ce4"/>
          <table:table-cell table:style-name="ce4" table:formula="of:=([.C93]/[.B9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93]/[.B9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93]/[.B9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93]/[.B9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93]/[.B93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93]/[.B93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8H45M00S" calcext:value-type="time">
            <text:p>04:45</text:p>
          </table:table-cell>
          <table:table-cell table:style-name="ce4" table:formula="of:=SUM([.C94];[.E94];[.G94];[.I94];[.K94];[.M94])" office:value-type="float" office:value="0" calcext:value-type="float">
            <text:p>0.0</text:p>
          </table:table-cell>
          <table:table-cell table:style-name="ce4"/>
          <table:table-cell table:style-name="ce4" table:formula="of:=([.C94]/[.B9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94]/[.B9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94]/[.B9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94]/[.B9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94]/[.B94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94]/[.B94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9H00M00S" calcext:value-type="time">
            <text:p>05:00</text:p>
          </table:table-cell>
          <table:table-cell table:style-name="ce4" table:formula="of:=SUM([.C95];[.E95];[.G95];[.I95];[.K95];[.M95])" office:value-type="float" office:value="0" calcext:value-type="float">
            <text:p>0.0</text:p>
          </table:table-cell>
          <table:table-cell table:style-name="ce4"/>
          <table:table-cell table:style-name="ce4" table:formula="of:=([.C95]/[.B9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95]/[.B9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95]/[.B9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95]/[.B9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95]/[.B95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95]/[.B95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9H15M00S" calcext:value-type="time">
            <text:p>05:15</text:p>
          </table:table-cell>
          <table:table-cell table:style-name="ce4" table:formula="of:=SUM([.C96];[.E96];[.G96];[.I96];[.K96];[.M96])" office:value-type="float" office:value="0" calcext:value-type="float">
            <text:p>0.0</text:p>
          </table:table-cell>
          <table:table-cell table:style-name="ce4"/>
          <table:table-cell table:style-name="ce4" table:formula="of:=([.C96]/[.B9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96]/[.B9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96]/[.B9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96]/[.B9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96]/[.B96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96]/[.B96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9H30M00S" calcext:value-type="time">
            <text:p>05:30</text:p>
          </table:table-cell>
          <table:table-cell table:style-name="ce4" table:formula="of:=SUM([.C97];[.E97];[.G97];[.I97];[.K97];[.M97])" office:value-type="float" office:value="0" calcext:value-type="float">
            <text:p>0.0</text:p>
          </table:table-cell>
          <table:table-cell table:style-name="ce4"/>
          <table:table-cell table:style-name="ce4" table:formula="of:=([.C97]/[.B9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97]/[.B9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97]/[.B9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97]/[.B9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97]/[.B97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97]/[.B97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>
          <table:table-cell table:style-name="ce3" office:value-type="time" office:time-value="PT29H45M00S" calcext:value-type="time">
            <text:p>05:45</text:p>
          </table:table-cell>
          <table:table-cell table:style-name="ce4" table:formula="of:=SUM([.C98];[.E98];[.G98];[.I98];[.K98];[.M98])" office:value-type="float" office:value="0" calcext:value-type="float">
            <text:p>0.0</text:p>
          </table:table-cell>
          <table:table-cell table:style-name="ce4"/>
          <table:table-cell table:style-name="ce4" table:formula="of:=([.C98]/[.B9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E98]/[.B9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G98]/[.B9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I98]/[.B9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K98]/[.B98])*100" office:value-type="string" office:string-value="" calcext:value-type="error">
            <text:p>#DIV/0!</text:p>
          </table:table-cell>
          <table:table-cell table:style-name="ce4"/>
          <table:table-cell table:style-name="ce4" table:formula="of:=([.M98]/[.B98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1" table:number-rows-repeated="104847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 style:data-style-name="N2" text:time-value="23:03:43.46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22:23:15.557000000</meta:creation-date>
    <meta:editing-cycles>2</meta:editing-cycles>
    <meta:editing-duration>PT2H41M24S</meta:editing-duration>
    <dc:date>2024-12-22T23:40:18.188000000</dc:date>
    <meta:generator>LibreOffice/24.8.3.2$Windows_X86_64 LibreOffice_project/48a6bac9e7e268aeb4c3483fcf825c94556d9f92</meta:generator>
    <meta:document-statistic meta:table-count="1" meta:cell-count="974" meta:object-count="0"/>
  </office:meta>
</office:document-meta>
</file>